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ebdings" svg:font-family="Webding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0.397cm" style:rel-column-width="2737*"/>
    </style:style>
    <style:style style:name="Tableau1.B" style:family="table-column">
      <style:table-column-properties style:column-width="4.198cm" style:rel-column-width="28953*"/>
    </style:style>
    <style:style style:name="Tableau1.C" style:family="table-column">
      <style:table-column-properties style:column-width="0.298cm" style:rel-column-width="2055*"/>
    </style:style>
    <style:style style:name="Tableau1.D" style:family="table-column">
      <style:table-column-properties style:column-width="0.415cm" style:rel-column-width="2858*"/>
    </style:style>
    <style:style style:name="Tableau1.E" style:family="table-column">
      <style:table-column-properties style:column-width="4.195cm" style:rel-column-width="28932*"/>
    </style:style>
    <style:style style:name="Tableau1.1" style:family="table-row">
      <style:table-row-properties style:min-row-height="0.298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4b2f48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4ae5ac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Copperplate Gothic Bold" fo:font-size="6pt" officeooo:rsid="0053b28a" officeooo:paragraph-rsid="0053b28a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Copperplate Gothic Bold" fo:font-size="6pt" officeooo:rsid="0052a928" officeooo:paragraph-rsid="0052a928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6pt" officeooo:rsid="004c0df8" officeooo:paragraph-rsid="004c0df8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6pt" officeooo:rsid="004ae5ac" officeooo:paragraph-rsid="004ae5ac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6pt" officeooo:rsid="004ae5ac" officeooo:paragraph-rsid="004fd87c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6pt" officeooo:rsid="004c4e45" officeooo:paragraph-rsid="004fd87c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a69aa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8aa04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fd87c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6pt" officeooo:rsid="0036ddf5" officeooo:paragraph-rsid="004a69aa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4fd87c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de922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b3b7c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pt" officeooo:rsid="00292863" officeooo:paragraph-rsid="0048aa04" style:font-size-asian="6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6pt" officeooo:rsid="002de922" officeooo:paragraph-rsid="002de922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Copperplate Gothic Bold" fo:font-size="6pt" officeooo:rsid="002d3397" officeooo:paragraph-rsid="0053b28a" style:font-name-asian="Webdings" style:font-size-asian="6pt" style:font-name-complex="Webdings" style:font-size-complex="6pt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52a928" officeooo:paragraph-rsid="0052a928" style:font-name-asian="Webdings" style:font-size-asian="6pt" style:font-weight-asian="bold" style:font-name-complex="Webdings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48aa04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2d3397" officeooo:paragraph-rsid="004fd87c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2d3397" officeooo:paragraph-rsid="0048aa04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5d58" officeooo:paragraph-rsid="0053b28a" style:font-name-asian="Webdings" style:font-size-asian="6pt" style:font-weight-asian="bold" style:font-name-complex="Webdings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48aa04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3c39e3" style:font-name-asian="Webdings" style:font-size-asian="6pt" style:font-weight-asian="bold" style:font-name-complex="Webdings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d3397" officeooo:paragraph-rsid="002d3397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opperplate Gothic Bol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48aa04" officeooo:paragraph-rsid="0048aa04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5c75b" style:font-name-asian="Webdings" style:font-size-asian="6pt" style:font-name-complex="Webdings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3b28a" style:font-name-asian="Webdings" style:font-size-asian="6pt" style:font-name-complex="Webdings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4b55f" style:font-name-asian="Webdings" style:font-size-asian="6pt" style:font-name-complex="Webdings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3397" style:font-name-asian="Webdings" style:font-size-asian="6pt" style:font-name-complex="Webdings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5d58" style:font-name-asian="Webdings" style:font-size-asian="6pt" style:font-name-complex="Webdings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8aa04" style:font-name-asian="Webdings" style:font-size-asian="6pt" style:font-name-complex="Webdings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597c" style:font-name-asian="Webdings" style:font-size-asian="6pt" style:font-name-complex="Webdings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14ef1" style:font-name-asian="Webdings" style:font-size-asian="6pt" style:font-name-complex="Webdings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b2f48" style:font-name-asian="Webdings" style:font-size-asian="6pt" style:font-name-complex="Webdings" style:font-size-complex="6pt"/>
    </style:style>
    <style:style style:name="P42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39e3" style:font-name-asian="Webdings" style:font-size-asian="6pt" style:font-name-complex="Webdings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4002" style:font-name-asian="Webdings" style:font-size-asian="6pt" style:font-name-complex="Webdings" style:font-size-complex="6pt"/>
    </style:style>
    <style:style style:name="P45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2d3397" officeooo:paragraph-rsid="004fd87c" style:font-name-asian="Webdings" style:font-size-asian="6pt" style:font-weight-asian="bold" style:font-name-complex="Webdings" style:font-size-complex="6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2d3397" officeooo:paragraph-rsid="004170cf" style:font-name-asian="Webdings" style:font-size-asian="6pt" style:font-weight-asian="bold" style:font-name-complex="Webdings" style:font-size-complex="6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44af99" officeooo:paragraph-rsid="0048aa04" style:font-name-asian="Webdings" style:font-size-asian="6pt" style:font-weight-asian="bold" style:font-name-complex="Webdings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069a2e" style:font-name="Copperplate Gothic Bold" fo:font-size="6pt" officeooo:rsid="003c39e3" officeooo:paragraph-rsid="003c39e3" style:font-name-asian="Webdings" style:font-size-asian="6pt" style:font-name-complex="Webdings" style:font-size-complex="6pt"/>
    </style:style>
    <style:style style:name="P49" style:family="paragraph" style:parent-style-name="Table_20_Contents">
      <style:paragraph-properties fo:text-align="start" style:justify-single-word="false"/>
      <style:text-properties fo:color="#069a2e" style:font-name="Copperplate Gothic Bold" fo:font-size="6pt" officeooo:rsid="0048aa04" officeooo:paragraph-rsid="0048aa04" style:font-size-asian="6pt" style:font-size-complex="6pt"/>
    </style:style>
    <style:style style:name="P50" style:family="paragraph" style:parent-style-name="Table_20_Contents">
      <style:paragraph-properties fo:text-align="center" style:justify-single-word="false"/>
      <style:text-properties fo:color="#069a2e"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51" style:family="paragraph" style:parent-style-name="Table_20_Contents">
      <style:paragraph-properties fo:text-align="start" style:justify-single-word="false"/>
      <style:text-properties fo:color="#069a2e" fo:font-size="6pt" officeooo:paragraph-rsid="002de922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fo:color="#00cc00" style:font-name="Copperplate Gothic Bold" fo:font-size="6pt" officeooo:rsid="002d3397" officeooo:paragraph-rsid="004ae5ac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fo:color="#00cc00" style:font-name="Copperplate Gothic Bold" fo:font-size="6pt" officeooo:rsid="0055c75b" officeooo:paragraph-rsid="0055c75b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fo:font-size="6pt" officeooo:paragraph-rsid="002b3b7c" style:font-size-asian="6pt" style:font-size-complex="6pt"/>
    </style:style>
    <style:style style:name="P5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officeooo:rsid="0052a928" officeooo:paragraph-rsid="0052a928" style:font-size-asian="6pt" style:font-size-complex="6pt"/>
    </style:style>
    <style:style style:name="P5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6pt" officeooo:paragraph-rsid="00292863" style:font-size-asian="6pt" style:font-size-complex="6pt"/>
    </style:style>
    <style:style style:name="T1" style:family="text">
      <style:text-properties officeooo:rsid="0055e0e5"/>
    </style:style>
    <style:style style:name="T2" style:family="text">
      <style:text-properties officeooo:rsid="0025d2e6"/>
    </style:style>
    <style:style style:name="T3" style:family="text">
      <style:text-properties style:font-name="Copperplate Gothic Bold" fo:font-size="7pt" officeooo:rsid="00292863" style:font-size-asian="7pt" style:font-size-complex="7pt"/>
    </style:style>
    <style:style style:name="T4" style:family="text">
      <style:text-properties style:font-name="Copperplate Gothic Bold" fo:font-size="7pt" officeooo:rsid="002ffa41" style:font-size-asian="7pt" style:font-size-complex="7pt"/>
    </style:style>
    <style:style style:name="T5" style:family="text">
      <style:text-properties style:font-name="Copperplate Gothic Bold" fo:font-size="7pt" officeooo:rsid="003cb7eb" style:font-size-asian="7pt" style:font-size-complex="7pt"/>
    </style:style>
    <style:style style:name="T6" style:family="text">
      <style:text-properties style:font-name="Copperplate Gothic Bold" fo:font-size="7pt" officeooo:rsid="0048aa04" style:font-size-asian="7pt" style:font-size-complex="7pt"/>
    </style:style>
    <style:style style:name="T7" style:family="text">
      <style:text-properties style:font-name="Copperplate Gothic Bold" officeooo:rsid="002de922"/>
    </style:style>
    <style:style style:name="T8" style:family="text">
      <style:text-properties style:font-name="Copperplate Gothic Bold" officeooo:rsid="0038a7cd"/>
    </style:style>
    <style:style style:name="T9" style:family="text">
      <style:text-properties style:font-name="Copperplate Gothic Bold" officeooo:rsid="002b3b7c"/>
    </style:style>
    <style:style style:name="T10" style:family="text">
      <style:text-properties style:font-name="Copperplate Gothic Bold" officeooo:rsid="00304002"/>
    </style:style>
    <style:style style:name="T11" style:family="text">
      <style:text-properties style:font-name="Copperplate Gothic Bold" officeooo:rsid="0034b55f"/>
    </style:style>
    <style:style style:name="T12" style:family="text">
      <style:text-properties style:font-name="Copperplate Gothic Bold" officeooo:rsid="0044af99"/>
    </style:style>
    <style:style style:name="T13" style:family="text">
      <style:text-properties style:font-name="Copperplate Gothic Bold" officeooo:rsid="0048aa04"/>
    </style:style>
    <style:style style:name="T14" style:family="text">
      <style:text-properties style:font-name="Copperplate Gothic Bold" officeooo:rsid="00292863"/>
    </style:style>
    <style:style style:name="T15" style:family="text">
      <style:text-properties style:font-name="Copperplate Gothic Bold" officeooo:rsid="003cb7eb"/>
    </style:style>
    <style:style style:name="T16" style:family="text">
      <style:text-properties style:font-name="Copperplate Gothic Bold" officeooo:rsid="002ffa41"/>
    </style:style>
    <style:style style:name="T17" style:family="text">
      <style:text-properties officeooo:rsid="002de922"/>
    </style:style>
    <style:style style:name="T18" style:family="text">
      <style:text-properties officeooo:rsid="00304002"/>
    </style:style>
    <style:style style:name="T19" style:family="text">
      <style:text-properties officeooo:rsid="0036ddf5"/>
    </style:style>
    <style:style style:name="T20" style:family="text">
      <style:text-properties officeooo:rsid="0038a7cd"/>
    </style:style>
    <style:style style:name="T21" style:family="text">
      <style:text-properties officeooo:rsid="003c597c"/>
    </style:style>
    <style:style style:name="T22" style:family="text">
      <style:text-properties officeooo:rsid="0044af99"/>
    </style:style>
    <style:style style:name="T23" style:family="text">
      <style:text-properties officeooo:rsid="0048aa04"/>
    </style:style>
    <style:style style:name="T24" style:family="text">
      <style:text-properties officeooo:rsid="004fd87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fd87c" style:font-weight-asian="normal" style:font-weight-complex="normal"/>
    </style:style>
    <style:style style:name="T27" style:family="text">
      <style:text-properties officeooo:rsid="0055c366"/>
    </style:style>
    <style:style style:name="T28" style:family="text">
      <style:text-properties officeooo:rsid="005898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14">Check liste</text:span><text:span text:style-name="T15">,</text:span><text:span text:style-name="T14"> </text:span><text:span text:style-name="T13">sac à dos IC-705</text:span><text:span text:style-name="T16">, <text:s/>…</text:span></text:p>
      <text:p text:style-name="P56"><text:span text:style-name="T16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32">Émetteur récepteur</text:p>
          </table:table-cell>
          <table:covered-table-cell/>
          <table:table-cell table:style-name="Tableau1.A1" office:value-type="string">
            <text:p text:style-name="P31"/>
          </table:table-cell>
          <table:table-cell table:style-name="Tableau1.A1" table:number-columns-spanned="2" office:value-type="string">
            <text:p text:style-name="P30">É<text:span text:style-name="T18">nergie</text:span></text:p>
          </table:table-cell>
          <table:covered-table-cell/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3">IC-705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8"><text:span text:style-name="T17">Câble</text:span><text:span text:style-name="T19">s</text:span> alim<text:span text:style-name="T17">entation</text:span></text:p>
          </table:table-cell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49">Portatif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0"></text:p>
          </table:table-cell>
          <table:table-cell table:style-name="Tableau1.A1" office:value-type="string">
            <text:p text:style-name="P51"><text:span text:style-name="T7">Source</text:span><text:span text:style-name="T8">s</text:span><text:span text:style-name="T7"> énergie </text:span><text:span text:style-name="T8">(Secteur)</text:span></text:p>
          </table:table-cell>
        </table:table-row>
        <table:table-row>
          <table:table-cell table:style-name="Tableau1.A1" table:number-columns-spanned="2" office:value-type="string">
            <text:p text:style-name="P32">Acc<text:span text:style-name="T1">es</text:span>soires IC-705</text:p>
          </table:table-cell>
          <table:covered-table-cell/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2"></text:p>
          </table:table-cell>
          <table:table-cell table:style-name="Tableau1.A1" office:value-type="string">
            <text:p text:style-name="P20">Source<text:span text:style-name="T20">s</text:span> énergie <text:span text:style-name="T20">(Batterie)</text:span></text:p>
          </table:table-cell>
        </table:table-row>
        <table:table-row>
          <table:table-cell table:style-name="Tableau1.A1" office:value-type="string">
            <text:p text:style-name="P44"></text:p>
          </table:table-cell>
          <table:table-cell table:style-name="Tableau1.A1" office:value-type="string">
            <text:p text:style-name="P13">Micro </text:p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43"></text:p>
          </table:table-cell>
          <table:table-cell table:style-name="Tableau1.A1" office:value-type="string">
            <text:p text:style-name="P48">Chargeur (secteur, solaire)</text:p>
          </table:table-cell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4"><text:span text:style-name="T17">Câble</text:span> USB</text:p>
          </table:table-cell>
          <table:table-cell table:style-name="Tableau1.A1" office:value-type="string">
            <text:p text:style-name="P6"/>
          </table:table-cell>
          <table:table-cell table:style-name="Tableau1.A1" table:number-columns-spanned="2" office:value-type="string">
            <text:p text:style-name="P29">Antenne<text:span text:style-name="T22">(S) </text:span><text:span text:style-name="T23">et fixation(s)</text:span></text:p>
          </table:table-cell>
          <table:covered-table-cell/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0"><text:span text:style-name="T17">Câble</text:span> alimentation (raccord power-pole) (dans boite divers)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2"></text:p>
          </table:table-cell>
          <table:table-cell table:style-name="Tableau1.A1" office:value-type="string">
            <text:p text:style-name="P18">Antenne <text:span text:style-name="T18">(</text:span><text:span text:style-name="T23">HF - Komunica, son support et son coaxial</text:span><text:span text:style-name="T18">)</text:span></text:p>
          </table:table-cell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4">Boite d’accord (et cordon)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2"></text:p>
          </table:table-cell>
          <table:table-cell table:style-name="Tableau1.A1" office:value-type="string">
            <text:p text:style-name="P18">Antenne <text:span text:style-name="T18">(</text:span><text:span text:style-name="T23">HF - Dipôle multibandes (TK1CX))</text:span></text:p>
          </table:table-cell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52">Casque d’écout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2"></text:p>
          </table:table-cell>
          <table:table-cell table:style-name="Tableau1.A1" office:value-type="string">
            <text:p text:style-name="P54"><text:span text:style-name="T9"><text:s/></text:span><text:span text:style-name="T12">A</text:span><text:span text:style-name="T9">ntenne </text:span><text:span text:style-name="T10">(</text:span><text:span text:style-name="T13">HF – Endfed ELK)</text:span><text:span text:style-name="T11">) </text:span></text:p>
          </table:table-cell>
        </table:table-row>
        <table:table-row>
          <table:table-cell table:style-name="Tableau1.A1" table:number-columns-spanned="2" office:value-type="string">
            <text:p text:style-name="P28">Boite - divers</text:p>
          </table:table-cell>
          <table:covered-table-cell/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3">Antenne (VHF - <text:span text:style-name="T24">coaxial</text:span>)</text:p>
          </table:table-cell>
        </table:table-row>
        <table:table-row>
          <table:table-cell table:style-name="Tableau1.A1" office:value-type="string">
            <text:p text:style-name="P46"></text:p>
          </table:table-cell>
          <table:table-cell table:style-name="Tableau1.A1" office:value-type="string">
            <text:p text:style-name="P19">Raccords antenne en tous genr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7"><text:span text:style-name="T17">câble</text:span><text:span text:style-name="T23">s</text:span> coaxia<text:span text:style-name="T23">ux</text:span> </text:p>
          </table:table-cell>
        </table:table-row>
        <table:table-row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13">Crochet(s) métallique (<text:span text:style-name="T24">forme de</text:span>S<text:span text:style-name="T24">)</text:span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3">Canne a pèche (support)</text:p>
          </table:table-cell>
        </table:table-row>
        <table:table-row>
          <table:table-cell table:style-name="Tableau1.A1" office:value-type="string">
            <text:p text:style-name="P41"></text:p>
          </table:table-cell>
          <table:table-cell table:style-name="Tableau1.A1" office:value-type="string">
            <text:p text:style-name="P23">Crayons papier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0"></text:p>
          </table:table-cell>
          <table:table-cell table:style-name="Tableau1.A1" office:value-type="string">
            <text:p text:style-name="P16">Support d’antenne </text:p>
          </table:table-cell>
        </table:table-row>
        <table:table-row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15">Divers fusible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9"></text:p>
          </table:table-cell>
          <table:table-cell table:style-name="Tableau1.A1" office:value-type="string">
            <text:p text:style-name="P25">Haubans/<text:span text:style-name="T22">Cordelettes</text:span></text:p>
          </table:table-cell>
        </table:table-row>
        <table:table-row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12">Longueur coaxial (<text:span text:style-name="T25">très petit diamètres</text:span><text:span text:style-name="T26">)</text:span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7"></text:p>
          </table:table-cell>
          <table:table-cell table:style-name="Tableau1.A1" office:value-type="string">
            <text:p text:style-name="P24">Sardine<text:span text:style-name="T19">s</text:span> de fixation / <text:span text:style-name="T21">maillet</text:span></text:p>
          </table:table-cell>
        </table:table-row>
        <table:table-row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12">Petits tendeurs (sandow)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1">Piquet de terre + <text:span text:style-name="T17">Câble</text:span> liaison</text:p>
          </table:table-cell>
        </table:table-row>
        <table:table-row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9">Outil multi-fonction</text:p>
          </table:table-cell>
          <table:table-cell table:style-name="Tableau1.A1" office:value-type="string">
            <text:p text:style-name="P6"/>
          </table:table-cell>
          <table:table-cell table:style-name="Tableau1.A1" table:number-columns-spanned="2" office:value-type="string">
            <text:p text:style-name="P27">Matériel dépannage</text:p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26">Papier<text:span text:style-name="T20">s</text:span></text:p>
          </table:table-cell>
          <table:covered-table-cell/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5"></text:p>
          </table:table-cell>
          <table:table-cell table:style-name="Tableau1.A1" office:value-type="string">
            <text:p text:style-name="P22">Analyseur d’antenne/<text:span text:style-name="T19">ROS mètre</text:span></text:p>
          </table:table-cell>
        </table:table-row>
        <table:table-row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3">Papier identité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7"></text:p>
          </table:table-cell>
          <table:table-cell table:style-name="Tableau1.A1" office:value-type="string">
            <text:p text:style-name="P8">Rouleau chatterton / scratch</text:p>
          </table:table-cell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3">Licence R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5"></text:p>
          </table:table-cell>
          <table:table-cell table:style-name="Tableau1.A1" office:value-type="string">
            <text:p text:style-name="P7">Fer à souder <text:span text:style-name="T27">rechargeable</text:span> + éteint)</text:p>
          </table:table-cell>
        </table:table-row>
        <table:table-row>
          <table:table-cell table:style-name="Tableau1.A1" office:value-type="string">
            <text:p text:style-name="P35"></text:p>
          </table:table-cell>
          <table:table-cell table:style-name="Tableau1.A1" office:value-type="string">
            <text:p text:style-name="P3">Carnet de trafic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4"></text:p>
          </table:table-cell>
          <table:table-cell table:style-name="Tableau1.A1" office:value-type="string">
            <text:p text:style-name="P5">Charge 50 Ohms non rayonnante</text:p>
          </table:table-cell>
        </table:table-row>
        <table:table-row>
          <table:table-cell table:style-name="Tableau1.A1" office:value-type="string">
            <text:p text:style-name="P33"></text:p>
          </table:table-cell>
          <table:table-cell table:style-name="Tableau1.A1" office:value-type="string">
            <text:p text:style-name="P53">Carto papier <text:s/>+ Boussol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5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ebdings" svg:font-family="Webding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58980e"/>
    </style:style>
    <style:style style:name="MT2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<text:span text:style-name="MT1">2.0</text:span></text:p>
        <text:p text:style-name="MP2">Version 1.0<text:span text:style-name="MT2">1 page </text:span><text:span text:style-name="MT2"><text:page-number text:select-page="current">1</text:page-number></text:span><text:span text:style-name="MT2">/</text:span><text:span text:style-name="MT2"><text:page-count>1</text:page-count></text:span><text:tab/><text:file-name text:display="name">Check_liste_sac_à_dos_IC-705</text:file-name><text:tab/><text:date style:data-style-name="N37" text:date-value="2022-08-14T12:37:55.196000095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2:37:55.080000000</dc:date>
    <meta:editing-duration>P2DT6H35M51S</meta:editing-duration>
    <meta:editing-cycles>39</meta:editing-cycles>
    <meta:generator>LibreOffice/6.4.0.3$Windows_X86_64 LibreOffice_project/b0a288ab3d2d4774cb44b62f04d5d28733ac6df8</meta:generator>
    <meta:print-date>2022-08-09T15:20:50.011000000</meta:print-date>
    <meta:document-statistic meta:table-count="1" meta:image-count="0" meta:object-count="0" meta:page-count="1" meta:paragraph-count="82" meta:word-count="190" meta:character-count="1125" meta:non-whitespace-character-count="1009"/>
  </office:meta>
</office:document-meta>
</file>